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b6b97" officeooo:paragraph-rsid="000b6b9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b6b97" officeooo:paragraph-rsid="000b6b97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para a etapa 6 do trabalho de compiladores</text:p>
      <text:p text:style-name="P1"/>
      <text:p text:style-name="P2">Foi necessário incluir um main global no início do assembly porque se não ficava ocorrendo err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4:56.619025431</meta:creation-date>
    <dc:date>2023-03-16T19:56:21.593943736</dc:date>
    <meta:editing-duration>PT1M25S</meta:editing-duration>
    <meta:editing-cycles>1</meta:editing-cycles>
    <meta:document-statistic meta:table-count="0" meta:image-count="0" meta:object-count="0" meta:page-count="1" meta:paragraph-count="2" meta:word-count="25" meta:character-count="148" meta:non-whitespace-character-count="125"/>
    <meta:generator>LibreOffice/7.3.7.2$Linux_X86_64 LibreOffice_project/30$Build-2</meta:generator>
  </office:meta>
</office:document-meta>
</file>